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2 — LINUX FOUNDATIONS</text:p>
          </draw:text-box>
        </draw:frame>
        <draw:frame draw:style-name="TransBox" svg:width="31.8700cm" svg:height="5.5000cm" svg:x="1.0000cm" svg:y="2.3000cm">
          <draw:text-box>
            <text:p text:style-name="PTitleMain">Shell Basics — pwd, ls, cd</text:p>
          </draw:text-box>
        </draw:frame>
        <draw:frame draw:style-name="TransBox" svg:width="31.8700cm" svg:height="3.5000cm" svg:x="1.0000cm" svg:y="8.8000cm">
          <draw:text-box>
            <text:p text:style-name="PBody">The shell is your primary interface to RHEL. This chapter covers the commands you will use every single session. The prompt Where am I? — pwd</text:p>
          </draw:text-box>
        </draw:frame>
        <draw:frame draw:style-name="TransBox" svg:width="31.8700cm" svg:height="1.0000cm" svg:x="1.0000cm" svg:y="17.8000cm">
          <draw:text-box>
            <text:p text:style-name="PFooter">02-foundations/01-shell-basic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prompt</text:p>
            <text:p text:style-name="PBullet">▶  Where am I? — pwd</text:p>
            <text:p text:style-name="PBullet">▶  What is here? — ls</text:p>
            <text:p text:style-name="PBullet">▶  Moving around — cd</text:p>
            <text:p text:style-name="PBullet">▶  Absolute vs relative paths</text:p>
            <text:p text:style-name="PBullet">▶  Important directories to know</text:p>
            <text:p text:style-name="PBullet">▶  Useful shortcut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prompt</text:p>
          </draw:text-box>
        </draw:frame>
        <draw:frame draw:style-name="TransBox" svg:width="15.7350cm" svg:height="13.5500cm" svg:x="1.0000cm" svg:y="4.0000cm">
          <draw:text-box>
            <text:p text:style-name="PBullet">• When you log in you see a prompt like:</text:p>
            <text:p text:style-name="PBullet">• Part: Meaning</text:p>
            <text:p text:style-name="PBullet">• rhel: Current username</text:p>
            <text:p text:style-name="PBullet">• rhel10-lab: Hostname</text:p>
            <text:p text:style-name="PBullet">• ~: Current directory (~ = your home directory)</text:p>
            <text:p text:style-name="PBullet">• $: Regular user (would be # for root)</text:p>
          </draw:text-box>
        </draw:frame>
        <draw:frame draw:style-name="CodeBox" svg:width="15.7350cm" svg:height="13.5500cm" svg:x="17.1350cm" svg:y="4.0000cm">
          <draw:text-box>
            <text:p text:style-name="PCode">[rhel@rhel10-lab ~]$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ere am I? — pwd</text:p>
          </draw:text-box>
        </draw:frame>
        <draw:frame draw:style-name="TransBox" svg:width="15.7350cm" svg:height="13.5500cm" svg:x="1.0000cm" svg:y="4.0000cm">
          <draw:text-box>
            <text:p text:style-name="PBullet">• Output: /home/rhel (or wherever you are)</text:p>
            <text:p text:style-name="PBullet">• pwd = print working directory.</text:p>
          </draw:text-box>
        </draw:frame>
        <draw:frame draw:style-name="CodeBox" svg:width="15.7350cm" svg:height="13.5500cm" svg:x="17.1350cm" svg:y="4.0000cm">
          <draw:text-box>
            <text:p text:style-name="PCode">$ pw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at is here? — ls</text:p>
          </draw:text-box>
        </draw:frame>
        <draw:frame draw:style-name="CodeBox" svg:width="31.8700cm" svg:height="13.5500cm" svg:x="1.0000cm" svg:y="4.0000cm">
          <draw:text-box>
            <text:p text:style-name="PCode"># List current directory
ls

# Long format (permissions, owner, size, date)
ls -l

# Include hidden files (names starting with .)
ls -la

# Human-readable file sizes
ls -lh

# List a specific directory
ls -l /etc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Moving around — cd</text:p>
          </draw:text-box>
        </draw:frame>
        <draw:frame draw:style-name="TransBox" svg:width="15.7350cm" svg:height="13.5500cm" svg:x="1.0000cm" svg:y="4.0000cm">
          <draw:text-box>
            <text:p text:style-name="PBullet">• 💡 Tab completion</text:p>
            <text:p text:style-name="PBullet">• Press Tab to auto-complete paths and command names. Press Tab twice</text:p>
            <text:p text:style-name="PBullet">• to see all options when there are multiple matches. Use it constantly.</text:p>
          </draw:text-box>
        </draw:frame>
        <draw:frame draw:style-name="CodeBox" svg:width="15.7350cm" svg:height="13.5500cm" svg:x="17.1350cm" svg:y="4.0000cm">
          <draw:text-box>
            <text:p text:style-name="PCode"># Go to your home directory
cd

# Go to a specific path (absolute)
cd /etc/sysconfig

# Go up one level
cd ..

# Go up two levels
cd ../..

… (2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bsolute vs relative paths</text:p>
          </draw:text-box>
        </draw:frame>
        <draw:frame draw:style-name="TransBox" svg:width="31.8700cm" svg:height="13.5500cm" svg:x="1.0000cm" svg:y="4.0000cm">
          <draw:text-box>
            <text:p text:style-name="PBullet">• Type: Example</text:p>
            <text:p text:style-name="PBullet">• Absolute: /etc/hosts</text:p>
            <text:p text:style-name="PBullet">• Relative: ../host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Important directories to know</text:p>
          </draw:text-box>
        </draw:frame>
        <draw:frame draw:style-name="TransBox" svg:width="31.8700cm" svg:height="13.5500cm" svg:x="1.0000cm" svg:y="4.0000cm">
          <draw:text-box>
            <text:p text:style-name="PBullet">• Path: Contents</text:p>
            <text:p text:style-name="PBullet">• /: Root of the filesystem</text:p>
            <text:p text:style-name="PBullet">• /home: User home directories</text:p>
            <text:p text:style-name="PBullet">• /etc: System configuration files</text:p>
            <text:p text:style-name="PBullet">• /var: Variable data (logs, spool, databases)</text:p>
            <text:p text:style-name="PBullet">• /usr: Installed programs and libraries</text:p>
            <text:p text:style-name="PBullet">• /tmp: Temporary files (cleared on reboot)</text:p>
            <text:p text:style-name="PBullet">• /boot: Kernel and bootloader files</text:p>
            <text:p text:style-name="PBullet">• /dev: Device files</text:p>
            <text:p text:style-name="PBullet">• /proc: Virtual filesystem for kernel/process info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Useful shortcuts</text:p>
          </draw:text-box>
        </draw:frame>
        <draw:frame draw:style-name="TransBox" svg:width="31.8700cm" svg:height="13.5500cm" svg:x="1.0000cm" svg:y="4.0000cm">
          <draw:text-box>
            <text:p text:style-name="PBullet">• Shortcut: Effect</text:p>
            <text:p text:style-name="PBullet">• Ctrl+C: Cancel a running command</text:p>
            <text:p text:style-name="PBullet">• Ctrl+L: Clear the screen</text:p>
            <text:p text:style-name="PBullet">• Ctrl+A: Jump to start of line</text:p>
            <text:p text:style-name="PBullet">• Ctrl+E: Jump to end of line</text:p>
            <text:p text:style-name="PBullet">• Up arrow: Previous command</text:p>
            <text:p text:style-name="PBullet">• !!: Repeat last command</text:p>
            <text:p text:style-name="PBullet">• !$: Last argument of previous command</text:p>
            <text:p text:style-name="PBullet">• history: Show command history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Shell Basics — pwd, ls, cd</text:p>
          </draw:text-box>
        </draw:frame>
        <draw:frame draw:style-name="TransBox" svg:width="31.8700cm" svg:height="13.5500cm" svg:x="1.0000cm" svg:y="4.0000cm">
          <draw:text-box>
            <text:p text:style-name="PBullet">✓  The prompt: When you log in you see a prompt like:</text:p>
            <text:p text:style-name="PBullet">✓  Where am I? — pwd: Output: /home/rhel (or wherever you are)</text:p>
            <text:p text:style-name="PBullet">✓  What is here? — ls</text:p>
            <text:p text:style-name="PBullet">✓  Moving around — cd: 💡 Tab completion</text:p>
            <text:p text:style-name="PBullet">✓  Absolute vs relative paths: Type: Example</text:p>
            <text:p text:style-name="PBullet">✓  Important directories to know: Path: Contents</text:p>
            <text:p text:style-name="PBullet">✓  Useful shortcuts: Shortcut: Effec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